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DejaVu Sans Condensed" svg:font-family="'DejaVu Sans Condensed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fo:font-size="14pt" fo:font-weight="bold" style:font-size-asian="14pt" style:font-weight-asian="bold" style:font-size-complex="14pt" style:language-complex="fa" style:country-complex="IR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6">I want to hear you</text:p>
      <text:p text:style-name="P3"/>
      <text:p text:style-name="P3"/>
      <text:p text:style-name="P3"/>
      <text:p text:style-name="P5">You are my reader and I value you as the best who knows. Don't hesitate to contact me. I really want to know what you think about my book and how you value or devalue it. I will help you with technical problems related to the topic of this book as much as I can; I will reply to every message. I'll take it for granted, but no man-made book on earth is immune to mistakes. Please include the name of the book in the topic of your message to get your answer faster.</text:p>
      <text:p text:style-name="P4"/>
      <text:p text:style-name="P4">Mostafa Moradian</text:p>
      <text:p text:style-name="P4">iiemanager {at} gmail {dot} 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DejaVu Sans Condensed" svg:font-family="'DejaVu Sans Condensed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I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ot</meta:initial-creator>
    <meta:creation-date>2008-06-16T16:49:09</meta:creation-date>
    <dc:date>2010-01-25T22:08:21</dc:date>
    <dc:language>en-US</dc:language>
    <meta:editing-cycles>19</meta:editing-cycles>
    <meta:editing-duration>PT00H10M57S</meta:editing-duration>
    <meta:document-statistic meta:table-count="0" meta:image-count="0" meta:object-count="0" meta:page-count="1" meta:paragraph-count="5" meta:word-count="107" meta:character-count="532"/>
    <dc:creator>Mostafa Moradian</dc:creator>
    <meta:user-defined meta:name="Info 1"/>
    <meta:user-defined meta:name="Info 2"/>
    <meta:user-defined meta:name="Info 3"/>
    <meta:user-defined meta:name="Info 4"/>
  </office:meta>
</office:document-meta>
</file>